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8.82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0.78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114"/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4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199999999999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8042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082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199999999999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347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 table:number-rows-repeated="10476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ce35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3"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no bets</text:p>
          </table:table-cell>
          <table:table-cell table:style-name="ce30" office:value-type="string" calcext:value-type="string">
            <text:p>wager</text:p>
          </table:table-cell>
          <table:table-cell table:style-name="ce30" office:value-type="string" calcext:value-type="string">
            <text:p>wins</text:p>
          </table:table-cell>
          <table:table-cell table:style-name="ce32" office:value-type="string" calcext:value-type="string">
            <text:p>losses</text:p>
          </table:table-cell>
          <table:table-cell table:style-name="ce34" office:value-type="string" calcext:value-type="string">
            <text:p>net</text:p>
          </table:table-cell>
          <table:table-cell table:style-name="ce30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2" office:value-type="string" calcext:value-type="string">
            <text:p>avg bet</text:p>
          </table:table-cell>
          <table:table-cell table:style-name="ce32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0" office:value-type="string" calcext:value-type="string">
            <text:p>multi</text:p>
          </table:table-cell>
          <table:table-cell table:style-name="ce30" table:number-columns-repeated="1009"/>
        </table:table-row>
        <table:table-row table:style-name="ro3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3">
          <table:table-cell table:style-name="ce31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6" calcext:value-type="date">
            <text:p>06/01/20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7" calcext:value-type="date">
            <text:p>07/01/20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8" calcext:value-type="date">
            <text:p>08/01/20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9" calcext:value-type="date">
            <text:p>09/01/20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082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475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1" calcext:value-type="date">
            <text:p>11/01/20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347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02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2" calcext:value-type="date">
            <text:p>12/01/20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3" calcext:value-type="date">
            <text:p>13/01/20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4" calcext:value-type="date">
            <text:p>14/01/20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5" calcext:value-type="date">
            <text:p>15/01/20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6" calcext:value-type="date">
            <text:p>16/01/20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daily.O114" table:end-x="3.72mm" table:end-y="1.1mm" draw:z-index="0" draw:name="Chart 1" draw:style-name="gr1" draw:text-style-name="P1" svg:width="220.99mm" svg:height="68.25mm" svg:x="6.39mm" svg:y="0.59mm">
              <loext:p draw:notify-on-update-of-ranges="daily.A3:daily.A195 daily.L2:daily.L2 daily.L3:daily.L19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36"/>
        <table:table-column table:style-name="co12" table:number-columns-repeated="2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ce42"/>
        <table:table-column table:style-name="co13" table:number-columns-repeated="15" table:default-cell-style-name="ce42"/>
        <table:table-column table:style-name="co13" table:number-columns-repeated="3" table:default-cell-style-name="ce44"/>
        <table:table-column table:style-name="co5" table:number-columns-repeated="2" table:default-cell-style-name="ce49"/>
        <table:table-column table:style-name="co5" table:number-columns-repeated="998" table:default-cell-style-name="ce10"/>
        <table:table-row table:style-name="ro2">
          <table:table-cell table:style-name="ce30" office:value-type="string" calcext:value-type="string">
            <text:p>month</text:p>
          </table:table-cell>
          <table:table-cell table:style-name="ce30" office:value-type="string" calcext:value-type="string">
            <text:p>bets</text:p>
          </table:table-cell>
          <table:table-cell table:style-name="ce30" office:value-type="string" calcext:value-type="string">
            <text:p>wagered</text:p>
          </table:table-cell>
          <table:table-cell table:style-name="ce38" office:value-type="string" calcext:value-type="string">
            <text:p>net</text:p>
          </table:table-cell>
          <table:table-cell table:style-name="ce38" office:value-type="string" calcext:value-type="string">
            <text:p>roi</text:p>
          </table:table-cell>
          <table:table-cell table:style-name="ce41"/>
          <table:table-cell table:style-name="ce41" office:value-type="string" calcext:value-type="string">
            <text:p>2020-12</text:p>
          </table:table-cell>
          <table:table-cell table:style-name="ce41" office:value-type="string" calcext:value-type="string">
            <text:p>2020-11</text:p>
          </table:table-cell>
          <table:table-cell table:style-name="ce41" office:value-type="string" calcext:value-type="string">
            <text:p>2020-10</text:p>
          </table:table-cell>
          <table:table-cell table:style-name="ce41" office:value-type="string" calcext:value-type="string">
            <text:p>2020-09</text:p>
          </table:table-cell>
          <table:table-cell table:style-name="ce41" office:value-type="string" calcext:value-type="string">
            <text:p>2020-08</text:p>
          </table:table-cell>
          <table:table-cell table:style-name="ce41" office:value-type="string" calcext:value-type="string">
            <text:p>2020-07</text:p>
          </table:table-cell>
          <table:table-cell table:style-name="ce41" office:value-type="string" calcext:value-type="string">
            <text:p>2020-06</text:p>
          </table:table-cell>
          <table:table-cell table:style-name="ce41" office:value-type="string" calcext:value-type="string">
            <text:p>2020-05</text:p>
          </table:table-cell>
          <table:table-cell table:style-name="ce41" office:value-type="string" calcext:value-type="string">
            <text:p>2020-04</text:p>
          </table:table-cell>
          <table:table-cell table:style-name="ce41" office:value-type="string" calcext:value-type="string">
            <text:p>2020-03</text:p>
          </table:table-cell>
          <table:table-cell table:style-name="ce41" office:value-type="string" calcext:value-type="string">
            <text:p>2020-02</text:p>
          </table:table-cell>
          <table:table-cell table:style-name="ce41" office:value-type="string" calcext:value-type="string">
            <text:p>2020-01</text:p>
          </table:table-cell>
          <table:table-cell table:style-name="ce41" office:value-type="string" calcext:value-type="string">
            <text:p>2019-12</text:p>
          </table:table-cell>
          <table:table-cell table:style-name="ce41" office:value-type="string" calcext:value-type="string">
            <text:p>2019-11</text:p>
          </table:table-cell>
          <table:table-cell table:style-name="ce41" office:value-type="string" calcext:value-type="string">
            <text:p>2019-10</text:p>
          </table:table-cell>
          <table:table-cell table:style-name="ce43" office:value-type="string" calcext:value-type="string">
            <text:p>2019-09</text:p>
          </table:table-cell>
          <table:table-cell table:style-name="ce43" office:value-type="string" calcext:value-type="string">
            <text:p>2019-08</text:p>
          </table:table-cell>
          <table:table-cell table:style-name="ce43" office:value-type="string" calcext:value-type="string">
            <text:p>2019-07</text:p>
          </table:table-cell>
          <table:table-cell table:style-name="ce46" table:number-columns-repeated="2"/>
          <table:table-cell table:style-name="ce4" table:number-columns-repeated="998"/>
        </table:table-row>
        <table:table-row table:style-name="ro2">
          <table:table-cell table:style-name="ce30" table:number-columns-repeated="3"/>
          <table:table-cell table:style-name="ce38" table:number-columns-repeated="2"/>
          <table:table-cell table:style-name="ce41"/>
          <table:table-cell table:style-name="ce41" table:formula="of:=SUM([.G3:.G28])" office:value-type="float" office:value="-3.5125" calcext:value-type="float">
            <text:p>-4</text:p>
          </table:table-cell>
          <table:table-cell table:style-name="ce41" table:formula="of:=SUM([.H3:.H28])" office:value-type="float" office:value="-3.5125" calcext:value-type="float">
            <text:p>-4</text:p>
          </table:table-cell>
          <table:table-cell table:style-name="ce41" table:formula="of:=SUM([.I3:.I28])" office:value-type="float" office:value="-3.31666666666667" calcext:value-type="float">
            <text:p>-3</text:p>
          </table:table-cell>
          <table:table-cell table:style-name="ce41" table:formula="of:=SUM([.J3:.J28])" office:value-type="float" office:value="2.5175" calcext:value-type="float">
            <text:p>3</text:p>
          </table:table-cell>
          <table:table-cell table:style-name="ce41" table:formula="of:=SUM([.K3:.K28])" office:value-type="float" office:value="1.37333333333333" calcext:value-type="float">
            <text:p>1</text:p>
          </table:table-cell>
          <table:table-cell table:style-name="ce41" table:formula="of:=SUM([.L3:.L28])" office:value-type="float" office:value="-3.56083333333334" calcext:value-type="float">
            <text:p>-4</text:p>
          </table:table-cell>
          <table:table-cell table:style-name="ce41" table:formula="of:=SUM([.M3:.M28])" office:value-type="float" office:value="-4.53416666666667" calcext:value-type="float">
            <text:p>-5</text:p>
          </table:table-cell>
          <table:table-cell table:style-name="ce41" table:formula="of:=SUM([.N3:.N28])" office:value-type="float" office:value="-4.53416666666667" calcext:value-type="float">
            <text:p>-5</text:p>
          </table:table-cell>
          <table:table-cell table:style-name="ce41" table:formula="of:=SUM([.O3:.O28])" office:value-type="float" office:value="-4.53416666666667" calcext:value-type="float">
            <text:p>-5</text:p>
          </table:table-cell>
          <table:table-cell table:style-name="ce41" table:formula="of:=SUM([.P3:.P28])" office:value-type="float" office:value="-4.53416666666667" calcext:value-type="float">
            <text:p>-5</text:p>
          </table:table-cell>
          <table:table-cell table:style-name="ce41" table:formula="of:=SUM([.Q3:.Q28])" office:value-type="float" office:value="-4.53416666666667" calcext:value-type="float">
            <text:p>-5</text:p>
          </table:table-cell>
          <table:table-cell table:style-name="ce41" table:formula="of:=SUM([.R3:.R28])" office:value-type="float" office:value="-4.53416666666667" calcext:value-type="float">
            <text:p>-5</text:p>
          </table:table-cell>
          <table:table-cell table:style-name="ce41" table:formula="of:=SUM([.S3:.S28])" office:value-type="float" office:value="-1.02166666666667" calcext:value-type="float">
            <text:p>-1</text:p>
          </table:table-cell>
          <table:table-cell table:style-name="ce41" table:formula="of:=SUM([.T3:.T28])" office:value-type="float" office:value="-1.02166666666667" calcext:value-type="float">
            <text:p>-1</text:p>
          </table:table-cell>
          <table:table-cell table:style-name="ce41" table:formula="of:=SUM([.U3:.U28])" office:value-type="float" office:value="-1.2175" calcext:value-type="float">
            <text:p>-1</text:p>
          </table:table-cell>
          <table:table-cell table:style-name="ce43" table:formula="of:=SUM([.V3:.V28])" office:value-type="float" office:value="-7.05166666666667" calcext:value-type="float">
            <text:p>-7</text:p>
          </table:table-cell>
          <table:table-cell table:style-name="ce43" table:formula="of:=SUM([.W3:.W28])" office:value-type="float" office:value="-5.9075" calcext:value-type="float">
            <text:p>-6</text:p>
          </table:table-cell>
          <table:table-cell table:style-name="ce43" table:formula="of:=SUM([.X3:.X28])" office:value-type="float" office:value="-0.973333333333333" calcext:value-type="float">
            <text:p>-1</text:p>
          </table:table-cell>
          <table:table-cell table:style-name="ce47"/>
          <table:table-cell table:style-name="ce46"/>
          <table:table-cell table:number-columns-repeated="998"/>
        </table:table-row>
        <table:table-row table:style-name="ro2">
          <table:table-cell table:number-columns-repeated="2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195])" office:value-type="float" office:value="113" calcext:value-type="float">
            <text:p>113</text:p>
          </table:table-cell>
          <table:table-cell table:formula="of:=SUM([$daily.C84:.C195])" office:value-type="float" office:value="458" calcext:value-type="float">
            <text:p>458</text:p>
          </table:table-cell>
          <table:table-cell table:formula="of:=SUM([$daily.F84:.F195])" office:value-type="float" office:value="-42.15" calcext:value-type="float">
            <text:p>-42</text:p>
          </table:table-cell>
          <table:table-cell table:style-name="ce40" table:formula="of:=[.D4]/[.C4]" office:value-type="percentage" office:value="-0.0920305676855895" calcext:value-type="percentage">
            <text:p>-9%</text:p>
          </table:table-cell>
          <table:table-cell/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formula="of:=[.$D4]/12" office:value-type="float" office:value="-3.5125" calcext:value-type="float">
            <text:p>-4</text:p>
          </table:table-cell>
          <table:table-cell table:number-columns-repeated="6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0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0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0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0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0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8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0/00/0000</text:date>, <text:time style:data-style-name="N2" text:time-value="06:27:34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7T06:29:44.838000000</dc:date>
    <meta:generator>LibreOffice/5.2.6.2$Windows_X86_64 LibreOffice_project/a3100ed2409ebf1c212f5048fbe377c281438fdc</meta:generator>
    <meta:editing-duration>PT23H47M30S</meta:editing-duration>
    <meta:editing-cycles>14</meta:editing-cycles>
    <meta:document-statistic meta:table-count="3" meta:cell-count="126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cm" svg:height="6.826cm" xlink:href=".." xlink:type="simple" chart:class="chart:line" chart:style-name="ch1">
        <chart:title svg:x="10.201cm" svg:y="0.272cm" chart:style-name="ch2">
          <text:p>closing</text:p>
        </chart:title>
        <chart:plot-area chart:style-name="ch3" table:cell-range-address="daily.A3:daily.A195 daily.L2:daily.L195" chart:data-source-has-labels="both" svg:x="0.442cm" svg:y="1.361cm" svg:width="21.216cm" svg:height="5.329cm">
          <chartooo:coordinate-region svg:x="0.995cm" svg:y="1.547cm" svg:width="20.085cm" svg:height="4.523cm"/>
          <chart:axis chart:dimension="x" chart:name="primary-x" chart:style-name="ch4" chartooo:axis-type="auto">
            <chartooo:date-scale/>
            <chart:categories table:cell-range-address="daily.A3:daily.A1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195" chart:label-cell-address="daily.L2:daily.L2" chart:class="chart:line">
            <chart:data-point chart:repeated="1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195</svg:desc>
                </draw:g>
              </table:table-cell>
              <table:table-cell office:value-type="float" office:value="230.3">
                <text:p>230.3</text:p>
                <draw:g>
                  <svg:desc>daily.L3:daily.L195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